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dc574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e5d15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e5d15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0e5d15" style:font-size-asian="12pt" style:font-size-complex="12pt"/>
    </style:style>
    <style:style style:name="P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11743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7431" officeooo:paragraph-rsid="00117431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officeooo:rsid="000e5d15"/>
    </style:style>
    <style:style style:name="T2" style:family="text">
      <style:text-properties officeooo:rsid="000fc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DAOdataProcess():</text:p>
      <text:p text:style-name="P1"/>
      <text:p text:style-name="P3">string array <text:s/><text:span text:style-name="T1">tag compliant</text:span> ← names of people which have at least one tag ←needs to be populated by database</text:p>
      <text:p text:style-name="P2"/>
      <text:p text:style-name="P2">string array content <text:s/>← all scraped posts</text:p>
      <text:p text:style-name="P2">string array name ← all names scraped from all scraped posts</text:p>
      <text:p text:style-name="P2">string array swingTag <text:s/>← all correct swing tags</text:p>
      <text:p text:style-name="P2">string array notags ← all members who have not posted swing tag posts ← needs to be populated by database</text:p>
      <text:p text:style-name="P2"/>
      <text:p text:style-name="P2">for I in name:</text:p>
      <text:p text:style-name="P3"><text:tab/>for <text:span text:style-name="T1">(j = o; j&lt; tag compliant; j++)</text:span></text:p>
      <text:p text:style-name="P3"><text:tab/><text:tab/><text:span text:style-name="T1">if I != tagcompliant[j]</text:span></text:p>
      <text:p text:style-name="P3"><text:tab/><text:tab/><text:tab/><text:span text:style-name="T1">for c in content:</text:span></text:p>
      <text:p text:style-name="P3"><text:tab/><text:tab/><text:tab/><text:tab/><text:span text:style-name="T1">boolean found = false</text:span></text:p>
      <text:p text:style-name="P3"><text:tab/><text:tab/><text:tab/><text:tab/><text:span text:style-name="T1">array foundTag = []</text:span></text:p>
      <text:p text:style-name="P3"><text:tab/><text:tab/><text:tab/><text:tab/><text:span text:style-name="T1">for word in c: </text:span></text:p>
      <text:p text:style-name="P3"><text:tab/><text:tab/><text:tab/><text:tab/><text:tab/><text:span text:style-name="T1">switch statement checking for <text:s/>swing tags</text:span></text:p>
      <text:p text:style-name="P3"><text:tab/><text:tab/><text:tab/><text:tab/><text:tab/><text:span text:style-name="T1">if a switch statement is true</text:span></text:p>
      <text:p text:style-name="P3"><text:tab/><text:tab/><text:tab/><text:tab/><text:tab/><text:span text:style-name="T1">found = true</text:span></text:p>
      <text:p text:style-name="P3"><text:tab/><text:tab/><text:tab/><text:tab/><text:tab/><text:span text:style-name="T1">swing tag added to foundTag array </text:span></text:p>
      <text:p text:style-name="P3"><text:tab/><text:tab/><text:tab/><text:tab/></text:p>
      <text:p text:style-name="P3"><text:tab/><text:tab/><text:tab/><text:tab/><text:span text:style-name="T1">if found ==True:</text:span></text:p>
      <text:p text:style-name="P3"><text:tab/><text:tab/><text:tab/><text:tab/><text:tab/><text:span text:style-name="T2">for r in notag:</text:span></text:p>
      <text:p text:style-name="P3"><text:tab/><text:tab/><text:tab/><text:tab/><text:tab/><text:tab/><text:span text:style-name="T2">if r ==name[i]:</text:span></text:p>
      <text:p text:style-name="P3"><text:tab/><text:tab/><text:tab/><text:tab/><text:tab/><text:tab/><text:tab/><text:span text:style-name="T2">name[i] remove from notag array</text:span></text:p>
      <text:p text:style-name="P3"><text:tab/><text:tab/><text:tab/><text:tab/><text:tab/><text:span text:style-name="T2">call a function to update database</text:span></text:p>
      <text:p text:style-name="P3"><text:tab/><text:tab/><text:tab/><text:tab/><text:tab/><text:span text:style-name="T2">with name[i] for the name and the foundTag array</text:span></text:p>
      <text:p text:style-name="P3"><text:tab/><text:tab/><text:tab/><text:tab/><text:tab/><text:span text:style-name="T2">tags all updated in data base too =)</text:span></text:p>
      <text:p text:style-name="P3"><text:tab/><text:tab/><text:tab/><text:tab/><text:tab/></text:p>
      <text:p text:style-name="P3"/>
      <text:p text:style-name="P3"><text:tab/><text:tab/><text:tab/><text:tab/><text:span text:style-name="T2">else:</text:span></text:p>
      <text:p text:style-name="P3"><text:tab/><text:tab/><text:tab/><text:tab/><text:tab/><text:span text:style-name="T2">name[i].append noTag</text:span></text:p>
      <text:p text:style-name="P3"><text:tab/><text:tab/><text:tab/><text:tab/><text:tab/><text:tab/></text:p>
      <text:p text:style-name="P5"/>
      <text:p text:style-name="P7">DBG getTagCompliant:</text:p>
      <text:p text:style-name="P7"/>
      <text:p text:style-name="P6">some sql code to be figured out later and all names put in <text:s/>an array which will be returned</text:p>
      <text:p text:style-name="P6"/>
      <text:p text:style-name="P7">DBG getNoTag:</text:p>
      <text:p text:style-name="P7"/>
      <text:p text:style-name="P6">some more nifty sql code to be figured out later cause im lazy as fuck to be put into an array which will returned l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3:14:40.167929612</meta:creation-date>
    <meta:generator>LibreOffice/5.1.4.2$Linux_X86_64 LibreOffice_project/10m0$Build-2</meta:generator>
    <dc:date>2016-08-08T00:37:17.322624782</dc:date>
    <meta:editing-duration>PT14M49S</meta:editing-duration>
    <meta:editing-cycles>2</meta:editing-cycles>
    <meta:document-statistic meta:table-count="0" meta:image-count="0" meta:object-count="0" meta:page-count="1" meta:paragraph-count="33" meta:word-count="209" meta:character-count="1203" meta:non-whitespace-character-count="918"/>
  </office:meta>
</office:document-meta>
</file>